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7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sultadosMEPI_anios" table:style-name="ta1"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Año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office:value-type="float" office:value="2020" calcext:value-type="float">
            <text:p>2020</text:p>
          </table:table-cell>
          <table:table-cell table:style-name="Default" office:value-type="float" office:value="2022" calcext:value-type="float">
            <text:p>2022</text:p>
          </table:table-cell>
        </table:table-row>
        <table:table-row table:style-name="ro2">
          <table:table-cell office:value-type="string" calcext:value-type="string">
            <text:p>% viv en pobreza</text:p>
          </table:table-cell>
          <table:table-cell office:value-type="float" office:value="0.29863" calcext:value-type="float">
            <text:p>0.29863</text:p>
          </table:table-cell>
          <table:table-cell office:value-type="float" office:value="0.303725" calcext:value-type="float">
            <text:p>0.303725</text:p>
          </table:table-cell>
          <table:table-cell office:value-type="float" office:value="0.273058" calcext:value-type="float">
            <text:p>0.273058</text:p>
          </table:table-cell>
          <table:table-cell office:value-type="float" office:value="0.2622856" calcext:value-type="float">
            <text:p>0.2622856</text:p>
          </table:table-cell>
        </table:table-row>
        <table:table-row table:style-name="ro2">
          <table:table-cell office:value-type="string" calcext:value-type="string">
            <text:p>% viv en pobreza extrema</text:p>
          </table:table-cell>
          <table:table-cell office:value-type="float" office:value="0.1522069" calcext:value-type="float">
            <text:p>0.1522069</text:p>
          </table:table-cell>
          <table:table-cell office:value-type="float" office:value="0.16092909" calcext:value-type="float">
            <text:p>0.16092909</text:p>
          </table:table-cell>
          <table:table-cell office:value-type="float" office:value="0.145349" calcext:value-type="float">
            <text:p>0.145349</text:p>
          </table:table-cell>
          <table:table-cell office:value-type="float" office:value="0.134728617" calcext:value-type="float">
            <text:p>0.134728617</text:p>
          </table:table-cell>
        </table:table-row>
        <table:table-row table:style-name="ro2">
          <table:table-cell office:value-type="string" calcext:value-type="string">
            <text:p>MEPI</text:p>
          </table:table-cell>
          <table:table-cell office:value-type="float" office:value="0.0993848" calcext:value-type="float">
            <text:p>0.0993848</text:p>
          </table:table-cell>
          <table:table-cell office:value-type="float" office:value="0.1031572" calcext:value-type="float">
            <text:p>0.1031572</text:p>
          </table:table-cell>
          <table:table-cell office:value-type="float" office:value="0.09148" calcext:value-type="float">
            <text:p>0.09148</text:p>
          </table:table-cell>
          <table:table-cell office:value-type="float" office:value="0.0859609" calcext:value-type="float">
            <text:p>0.0859609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6-20T08:38:23.552000000</dc:date>
    <meta:editing-duration>PT6M56S</meta:editing-duration>
    <meta:editing-cycles>2</meta:editing-cycles>
    <meta:generator>LibreOffice/24.2.4.2$Windows_X86_64 LibreOffice_project/51a6219feb6075d9a4c46691dcfe0cd9c4fff3c2</meta:generator>
    <meta:document-statistic meta:table-count="2" meta:cell-count="20" meta:object-count="0"/>
  </office:meta>
</office:document-meta>
</file>